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E000000BE2FF2938DA5DE3C8F.png" manifest:media-type="image/png"/>
  <manifest:file-entry manifest:full-path="Pictures/100000000000046B000000C798124A5850F2FFDF.png" manifest:media-type="image/png"/>
  <manifest:file-entry manifest:full-path="Pictures/100000000000002C000000EC0F8AFA3D2B315F65.png" manifest:media-type="image/png"/>
  <manifest:file-entry manifest:full-path="Pictures/100000000000046A000000CACE7C0EB08C7D7E63.png" manifest:media-type="image/png"/>
  <manifest:file-entry manifest:full-path="Pictures/1000000000000416000000BE1EBC77277DC3E90D.png" manifest:media-type="image/png"/>
  <manifest:file-entry manifest:full-path="Pictures/100000000000042D000000BEE76CF474358C93DC.png" manifest:media-type="image/png"/>
  <manifest:file-entry manifest:full-path="Pictures/100000000000045A000000C55A01F9C9DC340A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6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2pt" fo:font-weight="normal" style:font-weight-asian="normal" style:font-weight-complex="normal"/>
    </style:style>
    <style:style style:name="P4" style:family="paragraph">
      <loext:graphic-properties draw:fill-color="#ffffff"/>
    </style:style>
    <style:style style:name="T1" style:family="text">
      <style:text-properties style:font-name="Times New Roman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48cm" svg:height="2.941cm" svg:x="26.716cm" svg:y="5.08cm">
          <draw:image xlink:href="Pictures/100000000000002C000000EC0F8AFA3D2B315F65.png" xlink:type="simple" xlink:show="embed" xlink:actuate="onLoad">
            <text:p/>
          </draw:image>
        </draw:frame>
        <draw:frame draw:style-name="gr1" draw:text-style-name="P1" draw:layer="layout" svg:width="25.454cm" svg:height="4.477cm" svg:x="0.058cm" svg:y="4.921cm">
          <draw:image xlink:href="Pictures/100000000000046B000000C798124A5850F2FFDF.png" xlink:type="simple" xlink:show="embed" xlink:actuate="onLoad">
            <text:p/>
          </draw:image>
        </draw:frame>
        <draw:frame draw:style-name="gr2" draw:text-style-name="P3" draw:layer="layout" svg:width="1.824cm" svg:height="3.615cm" svg:x="25.246cm" svg:y="4.88cm">
          <draw:text-box>
            <text:p text:style-name="P2"><text:span text:style-name="T1">0.16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 = 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0.548cm" svg:height="2.941cm" svg:x="26.716cm" svg:y="5.08cm">
          <draw:image xlink:href="Pictures/100000000000002C000000EC0F8AFA3D2B315F65.png" xlink:type="simple" xlink:show="embed" xlink:actuate="onLoad">
            <text:p/>
          </draw:image>
        </draw:frame>
        <draw:frame draw:style-name="gr2" draw:text-style-name="P3" draw:layer="layout" svg:width="1.824cm" svg:height="3.615cm" svg:x="25.246cm" svg:y="4.88cm">
          <draw:text-box>
            <text:p text:style-name="P2"><text:span text:style-name="T1">0.2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 = 0</text:span></text:p>
          </draw:text-box>
        </draw:frame>
        <draw:frame draw:style-name="gr1" draw:text-style-name="P1" draw:layer="layout" svg:width="25.342cm" svg:height="4.529cm" svg:x="0.058cm" svg:y="5.08cm">
          <draw:image xlink:href="Pictures/100000000000046A000000CACE7C0EB08C7D7E6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0.548cm" svg:height="2.941cm" svg:x="26.716cm" svg:y="5.08cm">
          <draw:image xlink:href="Pictures/100000000000002C000000EC0F8AFA3D2B315F65.png" xlink:type="simple" xlink:show="embed" xlink:actuate="onLoad">
            <text:p/>
          </draw:image>
        </draw:frame>
        <draw:frame draw:style-name="gr2" draw:text-style-name="P3" draw:layer="layout" svg:width="1.824cm" svg:height="3.615cm" svg:x="25.246cm" svg:y="4.826cm">
          <draw:text-box>
            <text:p text:style-name="P2"><text:span text:style-name="T1"><text:s text:c="5"/></text:span><text:span text:style-name="T1">1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 = 0</text:span></text:p>
          </draw:text-box>
        </draw:frame>
        <draw:frame draw:style-name="gr1" draw:text-style-name="P1" draw:layer="layout" svg:width="25.4cm" svg:height="4.614cm" svg:x="0cm" svg:y="4.826cm">
          <draw:image xlink:href="Pictures/1000000000000416000000BE1EBC77277DC3E90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0.548cm" svg:height="2.941cm" svg:x="26.816cm" svg:y="5.08cm">
          <draw:image xlink:href="Pictures/100000000000002C000000EC0F8AFA3D2B315F65.png" xlink:type="simple" xlink:show="embed" xlink:actuate="onLoad">
            <text:p/>
          </draw:image>
        </draw:frame>
        <draw:frame draw:style-name="gr2" draw:text-style-name="P3" draw:layer="layout" svg:width="1.824cm" svg:height="3.615cm" svg:x="25.346cm" svg:y="4.88cm">
          <draw:text-box>
            <text:p text:style-name="P2"><text:span text:style-name="T1"><text:s text:c="5"/></text:span><text:span text:style-name="T1">1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 = 0</text:span></text:p>
          </draw:text-box>
        </draw:frame>
        <draw:frame draw:style-name="gr1" draw:text-style-name="P1" draw:layer="layout" svg:width="25.732cm" svg:height="4.572cm" svg:x="0cm" svg:y="4.826cm">
          <draw:image xlink:href="Pictures/100000000000042D000000BEE76CF474358C93D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0.548cm" svg:height="2.941cm" svg:x="26.716cm" svg:y="5.08cm">
          <draw:image xlink:href="Pictures/100000000000002C000000EC0F8AFA3D2B315F65.png" xlink:type="simple" xlink:show="embed" xlink:actuate="onLoad">
            <text:p/>
          </draw:image>
        </draw:frame>
        <draw:frame draw:style-name="gr2" draw:text-style-name="P3" draw:layer="layout" svg:width="1.824cm" svg:height="3.615cm" svg:x="25.246cm" svg:y="4.88cm">
          <draw:text-box>
            <text:p text:style-name="P2"><text:span text:style-name="T1">0.3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 = 0</text:span></text:p>
          </draw:text-box>
        </draw:frame>
        <draw:frame draw:style-name="gr1" draw:text-style-name="P1" draw:layer="layout" svg:width="25.596cm" svg:height="4.525cm" svg:x="0.058cm" svg:y="4.88cm">
          <draw:image xlink:href="Pictures/100000000000045A000000C55A01F9C9DC340A2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0.548cm" svg:height="2.941cm" svg:x="26.716cm" svg:y="5.08cm">
          <draw:image xlink:href="Pictures/100000000000002C000000EC0F8AFA3D2B315F65.png" xlink:type="simple" xlink:show="embed" xlink:actuate="onLoad">
            <text:p/>
          </draw:image>
        </draw:frame>
        <draw:frame draw:style-name="gr2" draw:text-style-name="P3" draw:layer="layout" svg:width="1.824cm" svg:height="3.615cm" svg:x="25.246cm" svg:y="4.88cm">
          <draw:text-box>
            <text:p text:style-name="P2"><text:span text:style-name="T1"><text:s text:c="5"/></text:span><text:span text:style-name="T1">1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 = 0</text:span></text:p>
          </draw:text-box>
        </draw:frame>
        <draw:frame draw:style-name="gr1" draw:text-style-name="P1" draw:layer="layout" svg:width="25.539cm" svg:height="4.603cm" svg:x="0cm" svg:y="4.88cm">
          <draw:image xlink:href="Pictures/100000000000041E000000BE2FF2938DA5DE3C8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1T16:51:35.228480083</meta:creation-date>
    <dc:date>2019-02-01T17:08:14.176394941</dc:date>
    <meta:editing-duration>PT6M28S</meta:editing-duration>
    <meta:editing-cycles>1</meta:editing-cycles>
    <meta:document-statistic meta:object-count="55"/>
    <meta:generator>LibreOffice/6.0.7.3$Linux_X86_64 LibreOffice_project/00m0$Build-3</meta:generator>
  </office:meta>
</office:document-meta>
</file>